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f96" officeooo:paragraph-rsid="00100f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jkasssssss</text:p>
      <text:p text:style-name="P1">s</text:p>
      <text:p text:style-name="P1">s</text:p>
      <text:p text:style-name="P1"/>
      <text:p text:style-name="P1">s</text:p>
      <text:p text:style-name="P1">s</text:p>
      <text:p text:style-name="P1">s</text:p>
      <text:p text:style-name="P1">s</text:p>
      <text:p text:style-name="P1"/>
      <text:p text:style-name="P1">s</text:p>
      <text:p text:style-name="P1"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1-01T14:28:30.863048091</meta:creation-date>
    <meta:generator>LibreOffice/25.2.4.3$Linux_X86_64 LibreOffice_project/520$Build-3</meta:generator>
    <meta:editing-cycles>0</meta:editing-cycles>
    <meta:editing-duration>P0D</meta:editing-duration>
    <meta:document-statistic meta:table-count="0" meta:image-count="0" meta:object-count="0" meta:page-count="1" meta:paragraph-count="9" meta:word-count="9" meta:character-count="19" meta:non-whitespace-character-count="19"/>
  </office:meta>
</office:document-meta>
</file>